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시트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주민등록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text:s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1900년대 출생 내국인 남자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91018-11723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0804-11027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0329-17069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0430-12499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1109-161576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1900년대 출생 내국인 여자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11030-23752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0130-21624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1018-2420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1107-23408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0901-210900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2000년대 출생 내국인 남자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1113-31738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012-3898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90706-34737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007-37270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101-346429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2000년대 출생 내국인 여자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31117-48694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014-45219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80715-4332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119-40843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001-410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가운데 -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70210-1554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0330-26501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1102-18157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0329-26034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130-102545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가운데 공백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41025 24986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003 16821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1027 13119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1015 27125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1125 154353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연속일 경우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9010132257200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5010231710272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6611122189895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5911041084315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901107184319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윤년 일때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0229-1620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0229-2478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229-30923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0229-49508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80229-455662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. 구분자 ()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871025-1999173)(840104-259529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041116-3927751)(910730-276473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420307-1387580)(461011-12714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721128-2851885)(720209-196308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531009-1429671)(611008-1404197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구분자 {}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{610330-1389945}{730506-1377458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661010-2679851}{941027-2424359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860530-2252986}{880304-1257030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940514-1221543}{780309-127741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691117-1835596}{811014-1691477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구분자 []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880313-2345581][870118-20291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621002-2700812][630507-2838439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671121-1254155][841012-224546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00712-2442246][710430-15776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701120-1651997][761030-2677069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 구분자tab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31126-2943604 941020-27543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620-1260978 520508-1333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0115-1395023 681018-25515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1023-2938160 850617-15767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630-2885014 640811-192052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. 구분자 ,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20318-2426484,980511-2538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1127-1390224,051009-41259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119-1744834,640330-28361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1130-1893326,511030-23913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1120-1913488,111112-376048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. 구분자 "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20322-1788693""770627-18081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121-2295011""531130-13241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426-2900476""511030-20752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113-2001161""951130-2078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0210-2303341""750717-259945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나. 미검출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월 오류(날짜 형식에 올수 없는 값이 사용되었을 경우)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23430-21339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2217-2172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1702-14212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4018-2141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712-293706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일 오류(날짜 형식에 올수 없는 값이 사용되었을 경우)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41093-14800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0671-2113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756-2424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0736-23243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1167-15750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윤달 오류(평년에 윤달날짜가 사용되었을 경우)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90229-26365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0229-14838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0229-14325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0229-13743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0229-26844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검증번호 오류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60603-24888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0123-2940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0428-16696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0617-28348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007-172404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여권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최초 여권번호(국가코드 2자리 + 7자리 숫자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7726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W4523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75676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2342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M4356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53456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67356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12356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Q3462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209483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23023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3540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3494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J2394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J2348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2348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K23049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21340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B23408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S234039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B12340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N23049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B2348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N23409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J6786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93095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G3492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D2343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J5463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J129895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구 전자 여권번호(공간부호 2자리 + 7자리 숫자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3454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B22354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G236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263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N2534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2347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2347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2374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T27448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234654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23445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B4524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D3454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G34578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78457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3487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N4387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3744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P45546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S545544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Z34544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G4354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3454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K65462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M5454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K546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N5644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36454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5644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544554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신 전자 여권번호(여권의 종류 1자리 + 8자리 숫자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584930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43894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0954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23784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12098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439854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234346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020153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54354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5483743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콤마 ( ,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95795457,RF28319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51810049,BN88485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69335159,SE32782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39424926,KY4741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78738521,VL461368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T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52315260 GE38041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58438552 BN10187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03614767 AY87289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M2069050 G092369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8008092 D2874095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따옴표 ( "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D6071287""M293668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8278570""D227548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B8231848""M912823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1772271""G953085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10086335""S5326354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국가코드 오류(최초 여권번호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7726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74837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C2940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C32409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D0394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2398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F2398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2390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C23020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F398493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공간 부호 오류(구 전자여권번호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Z7726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Q3098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93894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23409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34984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2309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40950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D2393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2398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483443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여권종류 오류(신 전자여권번호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772684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23124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32432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343464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45645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54474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4545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454553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3455452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운전면허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가운데 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04-344179-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기01-423345-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기00-852223-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강원91-080163-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13-792622-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81-968392-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남14-319754-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14-996652-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강원94-388859-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제주80-773271-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-92-921909-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-11-679995-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-72-609802-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-70-598176-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-81-294469-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-94-281254-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-13-883594-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-94-634800-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-71-244374-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-81-409345-4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가운데 공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제주 92 758357 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 10 425334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북 10 142151 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기 92 152091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 11 700173 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서울 74 661593 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대구 82 588647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 74 467285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 90 154701 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인천 13 940554 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72 082539 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00 679360 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71 134330 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94 425160 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81 712813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81 767107 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74 711360 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13 596640 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74 186196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11 419903 6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연속일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북9161086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부산74542295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72812957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부산10249216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남82272244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82705004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7125100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강원74034050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7175122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제주726059720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67186435311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40339071152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69459523210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29029085709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2015123339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1179005379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60155606631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6737573288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4011151792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4908230110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구분자 ()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서울04-740653-16)(강원13-498671-7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인천74-109530-91)(강원70-160575-5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제주83-038621-36)(21-13-947953-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2-73-490463-23)(26-14-423375-6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1-93-707177-56)(14-81-684298-42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[]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대구74-457588-95][강원92-994261-1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충남11-297512-82][부산74-078544-2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대전11-708315-09][23-94-894606-76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1-72-046754-88][20-10-512747-0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3-83-817923-40][15-70-032674-51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구분자 "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인천00-082387-67""대구72-322720-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10-142791-63""충북02-006776-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부산00-987217-04""서울00-859903-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북80-091516-63""강원13-223579-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인천00-761488-76""서울13-916204-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-00-955450-16""11-94-780316-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-13-211813-18""12-74-541979-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-10-262162-46""26-72-955669-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-74-856562-42""26-73-408552-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-73-542755-64""23-83-861601-6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교부지역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마산93-353245-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홍성02-482391-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대천13-659704-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정선02-427708-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경기도13-043341-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고려93-838152-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제지04-928772-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서83-707150-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대교71-268635-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사울82-979160-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4-71-897634-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-03-277583-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-70-474140-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-02-756181-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-03-833501-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-11-678876-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-98-355394-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-43-967319-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-78-795751-1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Bin 번호 오류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강원70-043369-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82-653100-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울산80-806188-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대전13-138152-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서울83-505275-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92-292507-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남71-461078-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제주84-066186-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충북04-410733-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대구82-692722-4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-11-926492-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-13-918587-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-80-302668-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-71-586348-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-01-078864-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-93-272148-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-80-172770-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-10-843116-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-82-136983-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-82-059449-21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외국인등록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text:s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1900년대 출생 외국인 남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1030-5153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0429-5704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0208-55839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0917-54364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0725-574480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1900년대 출생 외국인 여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130-6412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030-67497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0614-66489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1128-68966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030-6697374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. 2000년대 출생 외국인 남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907-7005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1121-75543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013-77584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81130-78686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103-755636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2000년대 출생 외국인 여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730-8277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0102-82085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714-8717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730-82973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030-81898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가운데 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0806-59525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0606-6327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1014-58030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421-5867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0930-646217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가운데 공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0830 52879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907 62485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030 6955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1020 60560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1015 54383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연속일 경우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770127612896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7205305129552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411015529274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4401085779765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69033068014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윤년 일때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0229-61619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0229-60719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0229-55566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80229-53889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229-631064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. 구분자 ()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421125-6083713)(691130-655234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750721-5565005)(680930-570903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981122-5204724)(470504-513765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830723-5054748)(621026-533406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781024-6361368)(840214-5883294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구분자 []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561008-6408393][681120-5808439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440528-6511609][471119-512855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760613-6184275][820310-620021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671019-6744348][831030-584687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460719-5837669][630430-6074384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구분자tab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31017-5835283 471030-6159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1025-6814581 551005-69187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0930-5749610 651030-52541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0907-5746455 800225-6228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0312-6977680 691113-647029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 구분자 ,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71030-5209295,821104-58566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1019-5090501,931116-5021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0304-5757313,920417-60172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1112-6222220,681016-68505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0805-5369725,720704-520233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. 구분자 "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1011-6208048""461126-64270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0101-5898213""760617-60704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028-6215955""630914-6457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1104-5245240""641103-63627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1018-5515075""911009-655120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. 구분자 {}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{601001-6955566}{521123-6494423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481126-5414574}{550430-6528939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971004-6468105}{730608-5778672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940608-6310897}{891005-6203432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500315-6771459}{990225-5655839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나. 미검출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월 오류(날짜 형식에 올수 없는 값이 사용되었을 경우)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4730-57729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2318-6694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2505-5253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814-63858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1330-580632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일 오류(날짜 형식에 올수 없는 값이 사용되었을 경우)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798-63888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1197-66003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0742-6339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1199-6525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788-58988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윤달 오류(평년에 윤달날짜가 사용되었을 경우)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0229-5194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0229-6793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0229-54876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0229-61405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0229-5145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현재년도 기준으로 출생하지 않은 2000년도 이후 외국인 남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512-70355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215-77766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829-70136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130-773478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현재년도 기준으로 출생하지 않은 2000년도 이후 외국인 여자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030-85570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130-8706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030-8190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023-8430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629-842588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검증번호 오류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0821-53176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130-63365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1014-60165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1027-62175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0803-542830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계좌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국민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-12-1556-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-86-6745-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6-45-6474-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-54-7983-3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-95-5745-45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주택은행(구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5790-79-3285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034-35-498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745-55-349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444-23-5896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0234-65-95952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신한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-234-6359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3-453-234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-135-59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-934-239894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4. 우리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-12-0047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-26-465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-23-345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-34-456678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5. 우리은행(가상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2-544-445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5-453-4825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4-443-245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3-695-293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45-234-34698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농협은행(신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-2345-8321-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-5623-6948-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-4365-3495-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-6432-3248-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-6465-2348-9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농협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437-54-648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342-65-29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5433-85-29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2342-12-59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6234-05-2943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외환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8-344545-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-446355-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6-534234-5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-643534-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-443255-35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. 하나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-926180-484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6-999643-287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0-579709-07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-028839-142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8-451456-8638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기업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6-016723-97-1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-623544-34-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-454563-56-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-125344-42-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4-134768-85-44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한미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4-48384-3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-39849-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-23944-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29348-6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8-44546-64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 씨티은행(구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-43453-134-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4-64854-452-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-45646-452-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-97756-477-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4-78435-344-2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. 산업은행 CMS(구계좌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-63-34576-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4-45-12675-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-65-56344-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5-65-34555-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5-23-67345-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. 메리츠종합금융증권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9-6534-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91-7845-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84-2935-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25-7892-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45-4322-4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.문자+계좌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신한651-17-2147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기업725920-04-4492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하나847-91-90938-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우리220-36-9981-0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국민944-530047-4381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6. 콤마 ( ,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-119830-172,116-26-9017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2-535-075023,529-936-174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-26402-102,178-93-9618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-02022-566-25,700-01-4526-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9-207741-00619,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7. 구분자 T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0-873-894529 649-669176-8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7-05-9191-281 410-735-0748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-99-9615-576 130-665814-6726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8. 따옴표 ( "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7390-93-71155""157-65923-8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1250-70-048895""7350-398-58821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9. 신협은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-083-862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-173-3266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-100-03616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.기타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053-41-161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-27476-8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7-95-38461-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0-18-76420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-33-475799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계좌번호 패턴이 아닌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3493-9023859-2192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0203943-939-54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4093-2389489-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004-2398004-39-4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6-586785-345-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934-4503403-49394-595-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9890023-23465-434234265</text:p>
          </table:table-cell>
          <table:table-cell table:number-columns-repeated="16383"/>
        </table:table-row>
        <table:table-row table:style-name="ro1">
          <table:table-cell office:value-type="float" office:value="9.0348509283402394E+17" table:style-name="ce1">
            <text:p>9.03485E+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0850930-309458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-20984-02934-304958-0934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신용카드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가운데 -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2-5048-6254-5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3-4925-9843-5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6-1253-2117-66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1-0402-7610-46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45-4780-7712-0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1-2271-9277-37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90-9504-7384-19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30-2099-9206-8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9-0829-2979-0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00-6170-4104-274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445-2445-2044-50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10-7172-5327-9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0-1961-5474-36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5-2391-0883-5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5-1881-3749-8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0-2747-5916-4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0-7209-2965-526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50-9624-7927-5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3-7041-9874-4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1-3307-8427-78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2-5998-2241-69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7-2514-1011-4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0-8100-8421-3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-1459-9590-39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8-1127-1930-6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2-2573-8618-73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0-1272-3138-54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2-1800-2347-7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8-9781-3556-35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00-2121-1779-284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. 가운데 공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0 3111 9585 45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34 5416 1829 3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4 7190 2814 56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 1226 1748 3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2 5545 3075 585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. 연속일 경우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003544866577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514508008998931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403011307352510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949013428573749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70011768563800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15자리 신용카드(amex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0-0266-5087-57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9-8856-2220-72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1-4450-3657-22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2-7294-3038-7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9-8860-0631-687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()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9100-3125-6847-4778)(4092-3179-3422-697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4038-1218-1788-6270)(5521-3395-9695-580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5528-3972-8232-6943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구분자 {}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9451-6217-9996-7250}{2050-9432-1128-3508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4386-7493-9487-8985}{4374-3254-9281-4547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050-3652-4063-2564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구분자 []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050-2497-7343-9748][3560-2125-8626-564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9490-4041-6164-8243][4048-2278-7203-6806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599-6211-7685-6960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연속된주민번호 tab으로 분리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4-4724-8029-9804 4510-9955-1569-75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0-1214-0108-4537 9451-1132-8941-04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1-1785-6683-4282 6244-8026-5150-29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10-5065-9760-6140 5589-2701-9094-36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64-7825-4047-1557 8110-2883-9875-663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. 구분자 ,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1-1225-4225-3038,5488-1825-8855-80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7-4553-2113-6085,5528-3985-9126-99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3-2706-4465-7316,5342-9288-8390-0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51-3288-7160-7859,9100-3981-5825-0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1-4878-1434-9107,4220-1853-0093-018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구분자 "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43-7822-5727-5682""8110-7687-4571-32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4-9238-1076-2304""4900-2026-2533-95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17-3179-4014-9632""5164-1164-4680-83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7-2025-3890-8097""9481-3446-3506-96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4-3935-9962-4341""2050-6421-7003-899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마스터카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1-1109-3536-2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7-3107-3610-21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4-6840-7681-52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1-5582-0436-69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1-1459-4067-877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비자카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5-5800-1020-3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6-0749-5124-79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6-6006-4552-8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7-8182-7209-04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4 9221 8790 297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검증번호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0-4117-8249-25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1-7976-6932-8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5-0143-6212-0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9-9029-2863-49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39-2602-3079-45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6-4768-8431-97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7-7061-2804-2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3-1860-9804-06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1-7792-3676-09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5-0191-1707-3532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. Bin 번호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0-1156-9234-01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22-3102-6050-4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79-3637-0525-42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0-9191-7812-6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3-0607-2414-47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5-5294-0383-2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09-8592-9324-71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4-3818-4748-6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08-1624-7611-23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6-5775-9012-7073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핸드폰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429-39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430-19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600-7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622-0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739-3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772-76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778-6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828-0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831-1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026-412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3135-1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605-73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679-47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763-9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827-80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839-49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932-34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4051-45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4171-6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4650-054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4810-08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4939-42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276-71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439-47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476-24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567-21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770-79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5808-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268-33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312-124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6331-96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623-0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645-2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645-51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948-7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6960-11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043-86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115-87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200-693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7348-9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386-9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390-67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408-30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442-4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489-21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515-8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682-97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7846-60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029-835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8222-78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426-40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587-4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621-28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642-65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676-66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771-79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788-59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8860-5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069-690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9072-02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122-04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211-58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242-54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411-6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719-8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721-51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814-0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957-8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967-5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9981-333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2007-9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19-1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28-53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35-17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42-08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44-24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56-5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64-11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66-17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069-117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2069-41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03-3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07-28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09-1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38-84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50-99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55-82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64-6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71-20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184-687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10-2196-46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11-0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23-09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27-94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31-8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35-79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41-8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61-26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64-73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2266-133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잘못된 기지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5-1244-53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2-1233-15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3-5894-3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-3943-1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1-3234-3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4-2398-394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잘못된 자리수 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4243-342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33434-2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1232-4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12-34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0-123-1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전화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서울(0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875-56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391-3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6748-0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2298-89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5535-603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. 경기(03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375-52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222-09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8015-0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8015-36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8015-3661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. 부산(05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245-53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761-00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702-09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405-29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9968-045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대구(05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3-759-50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3-423-9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3-943-1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3-759-73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3-2349-889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인천(03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2-502-03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2-546-17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2-817-9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2-867-99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2-3176-7188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6. 광주(06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2-959-0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2-514-6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2-946-3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2-373-4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2-5155-162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대전(04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489-6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626-26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282-53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283-8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2895-179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울산(05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2-201-55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2-249-0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2-297-99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2-223-7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2-4627-746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9. 충북(04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266-63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232-2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213-35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236-03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929-392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충남(04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-567-49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-565-6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-574-70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-353-82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1-2777-858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전북(06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3-8407-8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3-531-7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3-464-71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3-463-5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3-564-941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 전남(06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351-7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681-6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281-00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285-31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860-510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. 경북(05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4-373-5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4-456-82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4-857-8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4-462-1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4-935-585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. 경남(05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5-646-65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5-362-03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5-283-00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5-243-35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5-681-240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. IP전화기(07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4983-3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7885-7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7124-0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4117-0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8271-1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4235-32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7935-7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4030-5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9558-58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8872-937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2-3770-07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6434-36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6434-3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2022-71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3625-99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3-827-66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7905-67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4-7285-6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4-7285-6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9559-6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9559-63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3-787-55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2-234-65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3-2769-05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1-8625-66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9034-9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6539-03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5130-40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9929-2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5917-204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잘못된 지역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-875-56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4-391-3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66-6748-0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1-2298-89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9-3394-538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잘못된 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-8752-56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51--245-535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70--4983-3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22223-09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1-80153-010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이메일주소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숫자@도메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4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442@n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42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9230394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238942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21398@hot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0403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4021@emp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3343@scop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23@samsung.c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소문자@도메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stwo@naver.com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ke@gmail.co.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lee@euc.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park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rwrew@co.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asd.lsdsd-am@diplomatie.gouv.f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dadjklw@ne.j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fk@gov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werwjdf@co.k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pple123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4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5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6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7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8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29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30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31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132@naver.c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대문자@도메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EAR@n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LEI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TICRA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CAR@me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FFIHMACHINE@sou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EA@n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LE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TICA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CAR@me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FFIMACHINE@soul.c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사용가능한 특수문자 포함(- _ ~ ! $ &amp; ' ( ) * + , ; = :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us_test@app.c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pen-2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t_man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_car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al-test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ot-v@n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l_1234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ase_00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-craft@marine.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zzard_234@naver.c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.뒤가 2자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@somansa.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dong@gs25.c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ndam24@ani.j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gasakki@japan.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5412@basket.c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.뒤가 3자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y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y@hanmail.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a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aa@daum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ew@hotmail.c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.뒤가 4자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@somansa.co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oul765@sudo.c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1234@indian.us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Daddy@naver.or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Partner@micro.soft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9. .뒤가 5자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@somansa.comp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stwo-_-12@naver.or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sis@desert.ara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veis@gold.mo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m@chating.cioa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. .뒤가 6자리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@somansa.comp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Lee9898@american.extr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KEKKK@oginal.phyc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drim@index.busst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kura1208@last.cumd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. 콤마 ( ,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PRK@hotmail.com,sm34im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33stwo@naver.com,hkasde@gmail.co.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l55ee@euc.kr,kh66park@hanmail.n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. 구분자 T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kimd1234@somansa.com Minuddstow4321@nav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ke82fg82@gmail.com jsLede1212@euc.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PAaRK@hotmail.com 123ff4@somans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44f2@nate.com 309d42@gmai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923f0394@hotmail.com 90238d942@hanmail.net<text:s/>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3. 따옴표 ( "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d_sdfoccker@naver.com""sprindfg@nat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-windfter@daum.com""OriginDragdfon@blizzar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e_daddfdy@hotmail.com""Fate-Sdftate@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fdia@somansa.com""Test_kdfing@fin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idfce_1@test.isq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주소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일반 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10.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1.10.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.23.51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.157.1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10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.126.6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.23.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.2.1.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.5.123.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.21.1.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.20.1.2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5.2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.59.4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.23.11.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.224.241.1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.161.85.2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.131.150.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.221.186.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.46.254.1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.160.73.10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1.224.142.2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.157.8.1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.4.61.1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.8.193.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.38.204.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.51.235.1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.200.161.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.129.222.2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.52.213.1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.125.48.16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6.22.17.1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.67.220.1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.243.132.2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.1.66.2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.121.232.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.55.245.2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.156.254.1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.18.102.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.173.202.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.231.240.17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0.183.59.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.168.9.2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.26.185.1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.177.129.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.189.6.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.245.92.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.232.210.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.188.192.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.149.250.2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.203.224.24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7.203.126.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.253.88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.129.245.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.215.184.2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.44.201.1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.213.250.1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.44.55.1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.197.23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.66.78.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.235.134.7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3.224.22.2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.6.255.1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.201.11.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.49.96.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.205.176.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.100.252.1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.193.191.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.200.187.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.250.91.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.183.71.25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9.78.171.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.211.166.1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.201.122.1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.233.192.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.146.33.203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2. 두번째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0.10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.0.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.0.66.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.0.1.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.0.159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.0.2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.0.15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.0.221.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.0.23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.0.55.1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세번째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0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.24.0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.14.0.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.63.0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.23.0.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222.0.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1.0.2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.25.0.2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.235.0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.13.0.2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localho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.0.0.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broadc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10.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255.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255.255.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.255.255.25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나. 미검출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범위 초과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.10.10.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256.10.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10.256.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10.10.25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첫번째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68.10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254.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32.6.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234.45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2.34.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.30.1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4.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2.4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23.5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2.33.4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네번째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1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2.2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.23.6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.63.4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.23.5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.245.36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.253.4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.126.63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.23.96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.15.159.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끝이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1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168.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.0.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.0.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0으로 시작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.0.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.0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.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1.1.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법인등록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가운데 -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71721-11290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012-8879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511-24825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921-96348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345-48222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721-3374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122-72897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344-0157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450-4244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122-714089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74850-03779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550-62960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111-0153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021-85679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182-89026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11-6028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11-90671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485-36403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336-2346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447-196582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가운데 공백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422 79965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021 4021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11 6387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981 7798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131 8895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450 4260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883 76379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414 71468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836 6696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722 685330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185 66895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422 72873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744 85267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13 89015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48 4465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42 50911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311 36712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321 48839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513 20368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112 2388320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. 연속일 경우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200185163491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58364515106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1342383547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52852412626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71341745835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13507686578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714214789363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12500588955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912848965595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94921374230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구분자 ()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154650-5277058)(204684-701043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24421-4829330)(161522-823766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45237-9840824)(154422-709817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05321-0038591)(141221-906155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64636-4860125)(171122-2816980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{}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94650-5916492}{184122-6409372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31221-5294537}{165182-8591900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61483-4370007}{161183-0364985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54250-2468690}{175450-7932790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05812-1866180}{204331-1028020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구분자 []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00122-1992876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14321-450649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14521-827080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61548-910068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14448-949078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84481-2172428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05722-5446567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24114-9673328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51249-5902518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34121-3206195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구분자 ,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421-9172297,175885-9071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649-6567768,211350-7941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421-8565578,204984-3721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244-0275353,210146-7769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221-2056778,134150-641518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구분자 "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632-7246684""174539-5991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122-0034339""124221-56310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050-1243973""214411-44725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433-7008891""134583-77971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331-7060088""144438-480667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나. 미검출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등기관서별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886-6923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4385-91808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3283-7928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2021-78236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5085-1185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084-14756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321-0580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722-9599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0022-7790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1032-31302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분류번호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116-0714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119-77089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120-96626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920-26828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126-48933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159-2215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260-2284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263-1718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172-64508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191-51386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검증번호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314-3568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132-10025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721-35681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283-9723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122-0286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621-44391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844-84455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739-56674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48-40721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322-604532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사업자등록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가운데 -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3-87-46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-77-83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-07-913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-49-01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-27-441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7-45-091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-57-81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-85-05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-05-319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8-04-2539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01-05-72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-31-478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-98-38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-70-558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-27-28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-90-82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-43-228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-06-528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-06-069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-76-5284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구분자 ()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408-84-48794)(126-50-6687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06-46-43192)(505-34-4904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07-23-83524)(415-86-9557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21-25-74613)(130-82-8511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31-42-25834)(109-87-9744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37-15-54821)(312-48-0989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15-54-06889)(305-41-2754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09-36-73736)(409-62-4232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120-32-45637)(301-59-4407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603-70-36896)(415-93-38603)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4. 구분자 {}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508-26-13445}{511-34-39882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21-87-63211}{610-27-38538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610-15-23143}{610-51-18783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502-83-77629}{113-51-0404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24-56-15936}{613-92-58720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10-74-86663}{134-78-08167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411-97-16717}{221-84-74036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23-64-74785}{404-32-3862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28-66-91009}{110-49-6746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622-85-46875}{110-74-37412}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[]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204-12-39094][308-51-5556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10-62-49959][228-77-1614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06-57-79755][510-44-94367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611-62-04314][610-92-3162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314-97-05898][121-18-6022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303-09-07977][307-14-3972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04-59-79729][304-96-49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11-14-65892][513-24-8060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02-33-95485][132-03-9183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101-68-99543][416-85-41289]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6. 구분자 ,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-31-24134,107-92-01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-41-08194,611-29-699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-63-82084,314-85-761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-71-46821,314-32-13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-70-10308,402-49-3140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구분자 "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-73-88099""117-76-67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-90-95095""503-53-26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2-20-28276""512-76-780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-77-12944""226-39-593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-12-19134""307-94-3035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나. 미검출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검증번호 오류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-25-819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-52-463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3-59-127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-87-79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-68-7152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건강보험증번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가. 검출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구분자 ()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88041859661)(6319018335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7020206056)(540745803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58771843062)(2515821022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7523026410)(905199376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41817122612)(1851463894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60194002755)(0870424415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64852433524)(727377557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92462363483)(4255350386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24084148144)(4100628453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36197109869)(04969730021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구분자 {}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{49849057555}{31184172527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88108693257}{5063733668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74467735496}{33291622179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80508070841}{20371778010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5771397580}{96409396762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42722067993}{48047920218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83771480177}{13545930405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14849276461}{47018366805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35965692639}{11684297901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{27538792790}{30469446667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구분자 []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56712462358][82803042337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34441930536][41770527268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42461632969][7108319039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56638219523][2788295384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61187347141][7766469829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30211786356][5833746611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82007044249][17438692394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88266673903][84481885783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37570011889][86027465639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[86905947545][80577733661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구분자 , 사용할 경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72038674,30303487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77737297,095297634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46590810,912533328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157318219,12006737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931185751,407821715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937480176,03417554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175978951,375037275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653820218,71889099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426098164,13661411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95950181,26958345173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5. 구분자 " 사용할 경우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9873149767""411713171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76441531""356877195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35075231""49014146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215924982""558419297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46521547""162374658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906010750""97941362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861757471""775166834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882536914""179541424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046982165""548849870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24094325""8757549986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오류:5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나. 미검출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 검증번호 오류</text:p>
          </table:table-cell>
          <table:table-cell table:number-columns-repeated="16383"/>
        </table:table-row>
        <table:table-row table:style-name="ro1">
          <table:table-cell office:value-type="float" office:value="25946590811" table:style-name="ce1">
            <text:p>25946590811</text:p>
          </table:table-cell>
          <table:table-cell table:number-columns-repeated="16383"/>
        </table:table-row>
        <table:table-row table:style-name="ro1">
          <table:table-cell office:value-type="float" office:value="91253332842" table:style-name="ce1">
            <text:p>91253332842</text:p>
          </table:table-cell>
          <table:table-cell table:number-columns-repeated="16383"/>
        </table:table-row>
        <table:table-row table:style-name="ro1">
          <table:table-cell office:value-type="float" office:value="63157318210" table:style-name="ce1">
            <text:p>63157318210</text:p>
          </table:table-cell>
          <table:table-cell table:number-columns-repeated="16383"/>
        </table:table-row>
        <table:table-row table:style-name="ro1">
          <table:table-cell office:value-type="float" office:value="12006737467" table:style-name="ce1">
            <text:p>12006737467</text:p>
          </table:table-cell>
          <table:table-cell table:number-columns-repeated="16383"/>
        </table:table-row>
        <table:table-row table:style-name="ro1">
          <table:table-cell office:value-type="float" office:value="74931185752" table:style-name="ce1">
            <text:p>74931185752</text:p>
          </table:table-cell>
          <table:table-cell table:number-columns-repeated="16383"/>
        </table:table-row>
        <table:table-row table:style-name="ro1">
          <table:table-cell office:value-type="float" office:value="40782171572" table:style-name="ce1">
            <text:p>40782171572</text:p>
          </table:table-cell>
          <table:table-cell table:number-columns-repeated="16383"/>
        </table:table-row>
        <table:table-row table:style-name="ro1">
          <table:table-cell office:value-type="float" office:value="72708830416" table:style-name="ce1">
            <text:p>72708830416</text:p>
          </table:table-cell>
          <table:table-cell table:number-columns-repeated="16383"/>
        </table:table-row>
        <table:table-row table:style-name="ro1">
          <table:table-cell office:value-type="float" office:value="84937480177" table:style-name="ce1">
            <text:p>84937480177</text:p>
          </table:table-cell>
          <table:table-cell table:number-columns-repeated="16383"/>
        </table:table-row>
        <table:table-row table:style-name="ro1">
          <table:table-cell office:value-type="float" office:value="3417554643" table:style-name="ce1">
            <text:p>3417554643</text:p>
          </table:table-cell>
          <table:table-cell table:number-columns-repeated="16383"/>
        </table:table-row>
        <table:table-row table:style-name="ro1">
          <table:table-cell office:value-type="float" office:value="50175978952" table:style-name="ce1">
            <text:p>50175978952</text:p>
          </table:table-cell>
          <table:table-cell table:number-columns-repeated="16383"/>
        </table:table-row>
        <table:table-row table:number-rows-repeated="1046787" table:style-name="ro1">
          <table:table-cell table:number-columns-repeated="16384"/>
        </table:table-row>
      </table:table>
      <table:table table:name="시트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시트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qa2vm</dc:creator>
    <meta:creation-date>2019-09-09T15:32:20Z</meta:creation-date>
    <dc:date>2019-09-23T05:36:57Z</dc:date>
    <meta:editing-cycles>1</meta:editing-cycles>
    <meta:editing-duration>PT93S</meta:editing-duration>
  </office:meta>
</office:document-meta>
</file>